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lTransformException.XslTransform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ransformException.XslTransform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ransformException.XslTransform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